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.plain" svg:font-family="Monospaced.plain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171116" officeooo:paragraph-rsid="00171116"/>
    </style:style>
    <style:style style:name="T1" style:family="text">
      <style:text-properties fo:color="#000000" style:font-name="Monospaced.plain" fo:font-size="12pt" style:font-size-asian="12pt"/>
    </style:style>
    <style:style style:name="T2" style:family="text">
      <style:text-properties fo:color="#941edf" style:font-name="Monospaced.plain" fo:font-size="12pt" style:font-size-asian="12pt"/>
    </style:style>
    <style:style style:name="T3" style:family="text">
      <style:text-properties fo:color="#fa6400" style:font-name="Monospaced.plain" fo:font-size="12pt" style:font-size-asian="12pt"/>
    </style:style>
    <style:style style:name="T4" style:family="text">
      <style:text-properties fo:color="#00cb00" style:font-name="Monospaced.plain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span text:style-name="T1"> <text:s text:c="2"/></text:span><text:span text:style-name="T2">public</text:span><text:span text:style-name="T1"> </text:span><text:span text:style-name="T2">class</text:span><text:span text:style-name="T1"> Recursion3nPlus1</text:span><text:line-break/><text:span text:style-name="T1"> <text:s text:c="2"/>{</text:span><text:line-break/><text:span text:style-name="T1"> <text:s/></text:span><text:line-break/><text:span text:style-name="T1"> <text:s text:c="5"/></text:span><text:span text:style-name="T3">/* Consider the following algorithm to generate a sequence of numbers. Start</text:span><text:line-break/><text:span text:style-name="T3"> <text:s text:c="6"/>* with an integer *n*. If *n* is even, divide by 2. If *n* is odd, multiply by</text:span><text:line-break/><text:span text:style-name="T3"> <text:s text:c="6"/>* 3 and add 1. Repeat this process with the new value of *n*, terminating</text:span><text:line-break/><text:span text:style-name="T3"> <text:s text:c="6"/>* when *n* = 1. </text:span><text:line-break/><text:span text:style-name="T3"> <text:s text:c="6"/>* For example rec3nPlus1(22) prints: 22 11 34 17 52 26 13 40 20 10 5 16 8 4 2 1</text:span><text:line-break/><text:span text:style-name="T3"> <text:s text:c="6"/>*/</text:span><text:line-break/><text:span text:style-name="T1"> <text:s text:c="5"/></text:span><text:span text:style-name="T2">public</text:span><text:span text:style-name="T1"> </text:span><text:span text:style-name="T2">static</text:span><text:span text:style-name="T1"> </text:span><text:span text:style-name="T2">void</text:span><text:span text:style-name="T1"> rec3nPlus1(</text:span><text:span text:style-name="T2">int</text:span><text:span text:style-name="T1"> n)</text:span><text:line-break/><text:span text:style-name="T1"> <text:s text:c="5"/>{</text:span><text:line-break/><text:span text:style-name="T1"> <text:s text:c="5"/></text:span><text:span text:style-name="T3">// <text:s/>Your code goes here...</text:span><text:line-break/><text:span text:style-name="T1"> <text:s text:c="5"/></text:span><text:line-break/><text:span text:style-name="T1"> <text:s text:c="8"/></text:span><text:span text:style-name="T2">if</text:span><text:span text:style-name="T1">(n == 0)</text:span><text:line-break/><text:span text:style-name="T1"> <text:s text:c="8"/>{</text:span><text:line-break/><text:span text:style-name="T1"> <text:s text:c="11"/></text:span><text:span text:style-name="T2">return</text:span><text:span text:style-name="T1">;</text:span><text:line-break/><text:span text:style-name="T1"> <text:s text:c="8"/>}</text:span><text:line-break/><text:span text:style-name="T1"> <text:s text:c="8"/></text:span><text:line-break/><text:span text:style-name="T1"> <text:s text:c="8"/></text:span><text:span text:style-name="T2">if</text:span><text:span text:style-name="T1">(n%2 == 0)</text:span><text:line-break/><text:span text:style-name="T1"> <text:s text:c="8"/>{</text:span><text:line-break/><text:span text:style-name="T1"> <text:s text:c="11"/>rec3nPlus1(n/2);</text:span><text:line-break/><text:span text:style-name="T1"> <text:s text:c="8"/>}</text:span><text:line-break/><text:span text:style-name="T1"> <text:s text:c="8"/></text:span><text:span text:style-name="T2">else</text:span><text:line-break/><text:span text:style-name="T1"> <text:s text:c="11"/>rec3nPlus1((n * 3) + 1);</text:span><text:line-break/><text:span text:style-name="T1"> <text:s text:c="5"/></text:span><text:line-break/><text:span text:style-name="T1"> <text:s text:c="5"/>}</text:span><text:line-break/><text:span text:style-name="T1"> <text:s text:c="2"/>}</text:span><text:line-break/></text:p>
      <text:p text:style-name="Standard"><text:span text:style-name="T3">// <text:s/>Do not change this class!</text:span><text:line-break/><text:span text:style-name="T2">public</text:span><text:span text:style-name="T1"> </text:span><text:span text:style-name="T2">class</text:span><text:span text:style-name="T1"> Tester</text:span><text:line-break/><text:span text:style-name="T1">{</text:span><text:line-break/><text:span text:style-name="T1"> <text:s text:c="2"/></text:span><text:span text:style-name="T2">public</text:span><text:span text:style-name="T1"> </text:span><text:span text:style-name="T2">static</text:span><text:span text:style-name="T1"> </text:span><text:span text:style-name="T2">void</text:span><text:span text:style-name="T1"> main ( String[] args )</text:span><text:line-break/><text:span text:style-name="T1"> <text:s text:c="2"/>{</text:span><text:line-break/><text:span text:style-name="T1"> <text:s text:c="5"/></text:span><text:line-break/><text:span text:style-name="T1"> <text:s text:c="5"/></text:span><text:span text:style-name="T3">/* Consider the following algorithm to generate a sequence of numbers. Start</text:span><text:line-break/><text:span text:style-name="T3"> <text:s text:c="6"/>* with an integer *n*. If *n* is even, divide by 2. If *n* is odd, multiply by</text:span><text:line-break/><text:span text:style-name="T3"> <text:s text:c="6"/>* 3 and add 1. Repeat this process with the new value of *n*, terminating</text:span><text:line-break/><text:span text:style-name="T3"> <text:s text:c="6"/>* when *n* = 1. </text:span><text:line-break/><text:span text:style-name="T3"> <text:s text:c="6"/>* For example rec3nPlus1(22) prints: 22 11 34 17 52 26 13 40 20 10 5 16 8 4 2 1</text:span><text:line-break/><text:span text:style-name="T3"> <text:s text:c="6"/>*/</text:span><text:line-break/><text:span text:style-name="T1"> <text:s text:c="5"/>System.out.println(</text:span><text:span text:style-name="T4">"3n+1 values for an input of 22:"</text:span><text:span text:style-name="T1">);</text:span><text:line-break/><text:soft-page-break/><text:span text:style-name="T1"> <text:s text:c="5"/>Recursion3nPlus1.rec3nPlus1(22);</text:span><text:line-break/><text:line-break/><text:span text:style-name="T1"> <text:s text:c="5"/>System.out.println(</text:span><text:span text:style-name="T4">"\n\n3n+1 values for an input of 42:"</text:span><text:span text:style-name="T1">);</text:span><text:line-break/><text:span text:style-name="T1"> <text:s text:c="5"/>Recursion3nPlus1.rec3nPlus1(42);</text:span><text:line-break/><text:span text:style-name="T1"> <text:s text:c="11"/></text:span><text:line-break/><text:span text:style-name="T1"> <text:s text:c="2"/>}</text:span><text:span text:style-name="T3">// end main</text:span><text:line-break/><text:span text:style-name="T1"> <text:s text:c="5"/></text:span><text:line-break/><text:span text:style-name="T1">}</text:span><text:span text:style-name="T3">// end class</text:span><text:line-break/></text:p>
      <text:p text:style-name="Standard"><text:span text:style-name="T3">// <text:s text:c="2"/>Do not change this class!</text:span><text:line-break/><text:span text:style-name="T2">public</text:span><text:span text:style-name="T1"> </text:span><text:span text:style-name="T2">class</text:span><text:span text:style-name="T1"> Tester</text:span><text:line-break/><text:span text:style-name="T1">{</text:span><text:line-break/><text:span text:style-name="T1"> <text:s/></text:span><text:span text:style-name="T3">/* <text:s/>Write the 'array220' method in the 'Recursion' class.</text:span><text:line-break/><text:span text:style-name="T3"> <text:s text:c="2"/>* <text:s/>Given an array of ints, compute recursively if the array </text:span><text:line-break/><text:span text:style-name="T3"> <text:s text:c="2"/>* <text:s/>contains somewhere a value followed in the array by that value times 10.</text:span><text:line-break/><text:span text:style-name="T3"> <text:s text:c="2"/>* <text:s/>For example the array { 1, 3, 42, 7, 70, 0 } contains 7 followed </text:span><text:line-break/><text:span text:style-name="T3"> <text:s text:c="2"/>* <text:s/>immediately by 70 so your recursive method should return 'true'.</text:span><text:line-break/><text:span text:style-name="T3"> <text:s text:c="2"/>* <text:s/>Be sure to handle an empty array.</text:span><text:line-break/><text:span text:style-name="T3"> <text:s text:c="2"/>*/</text:span><text:line-break/><text:span text:style-name="T1"> <text:s text:c="2"/></text:span><text:span text:style-name="T2">public</text:span><text:span text:style-name="T1"> </text:span><text:span text:style-name="T2">static</text:span><text:span text:style-name="T1"> </text:span><text:span text:style-name="T2">void</text:span><text:span text:style-name="T1"> main(String[] args)</text:span><text:line-break/><text:span text:style-name="T1"> <text:s text:c="2"/>{</text:span><text:line-break/><text:span text:style-name="T1"> <text:s text:c="5"/></text:span><text:span text:style-name="T2">int</text:span><text:span text:style-name="T1">[] nums1 = { 1, 3, 42, 7, 70, 0 };</text:span><text:line-break/><text:span text:style-name="T1"> <text:s text:c="5"/>System.out.println(Recursion.array220(nums1, 0));</text:span><text:line-break/><text:span text:style-name="T1"> <text:s text:c="5"/></text:span><text:span text:style-name="T2">int</text:span><text:span text:style-name="T1">[] nums2 = { 30, 3, 42, 2, 0, 10 };</text:span><text:line-break/><text:span text:style-name="T1"> <text:s text:c="5"/>System.out.println(Recursion.array220(nums2, 0));</text:span><text:line-break/><text:span text:style-name="T1"> <text:s text:c="5"/></text:span><text:span text:style-name="T2">int</text:span><text:span text:style-name="T1">[] nums3 = {};</text:span><text:line-break/><text:span text:style-name="T1"> <text:s text:c="5"/>System.out.println(Recursion.array220(nums3, 0));</text:span><text:line-break/><text:span text:style-name="T1"> <text:s text:c="5"/></text:span><text:span text:style-name="T2">int</text:span><text:span text:style-name="T1">[] nums4 = { 0, -1, 42, 1, 10, 0 };</text:span><text:line-break/><text:span text:style-name="T1"> <text:s text:c="5"/>System.out.println(Recursion.array220(nums4, 0));</text:span><text:line-break/><text:span text:style-name="T1"> <text:s text:c="5"/></text:span><text:span text:style-name="T2">int</text:span><text:span text:style-name="T1">[] nums5 = { 0, -5, 50, 1, -10, 0 };</text:span><text:line-break/><text:span text:style-name="T1"> <text:s text:c="5"/>System.out.println(Recursion.array220(nums5, 0));</text:span><text:line-break/><text:span text:style-name="T1"> <text:s text:c="5"/></text:span><text:span text:style-name="T2">int</text:span><text:span text:style-name="T1">[] nums6 = { -1, -5, 50, 1, 0, 0 };</text:span><text:line-break/><text:span text:style-name="T1"> <text:s text:c="5"/>System.out.println(Recursion.array220(nums6, 0));</text:span><text:line-break/><text:span text:style-name="T1"> <text:s text:c="2"/>}</text:span><text:line-break/><text:span text:style-name="T1">}</text:span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d.plain" svg:font-family="Monospaced.plain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1116" officeooo:paragraph-rsid="0017111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aron Jones</text:p>
        <text:p text:style-name="MP1">5/16/14</text:p>
        <text:p text:style-name="MP1">Lab 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09:43:21.649964077</meta:creation-date>
    <dc:date>2014-05-16T09:48:50.314930440</dc:date>
    <meta:editing-duration>P0D</meta:editing-duration>
    <meta:editing-cycles>1</meta:editing-cycles>
    <meta:document-statistic meta:table-count="0" meta:image-count="0" meta:object-count="0" meta:page-count="2" meta:paragraph-count="6" meta:word-count="384" meta:character-count="2562" meta:non-whitespace-character-count="1763"/>
    <meta:generator>LibreOffice/4.1.3.2$Linux_X86_64 LibreOffice_project/410m0$Build-2</meta:generator>
  </office:meta>
</office:document-meta>
</file>